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dbf08" officeooo:paragraph-rsid="001dbf08" style:font-weight-asian="bold" style:font-weight-complex="bold"/>
    </style:style>
    <style:style style:name="P2" style:family="paragraph" style:parent-style-name="Preformatted_20_Text">
      <style:text-properties fo:font-weight="bold" officeooo:rsid="001dbf08" officeooo:paragraph-rsid="0024cc81" style:font-weight-asian="bold" style:font-weight-complex="bold"/>
    </style:style>
    <style:style style:name="P3" style:family="paragraph" style:parent-style-name="Preformatted_20_Text">
      <style:text-properties fo:font-weight="bold" officeooo:rsid="0024cc81" officeooo:paragraph-rsid="0024cc81" style:font-weight-asian="bold" style:font-weight-complex="bold"/>
    </style:style>
    <style:style style:name="P4" style:family="paragraph" style:parent-style-name="Preformatted_20_Text">
      <style:text-properties officeooo:paragraph-rsid="001dbf08"/>
    </style:style>
    <style:style style:name="P5" style:family="paragraph" style:parent-style-name="Preformatted_20_Text">
      <style:text-properties officeooo:paragraph-rsid="001f8216"/>
    </style:style>
    <style:style style:name="P6" style:family="paragraph" style:parent-style-name="Preformatted_20_Text">
      <style:text-properties officeooo:paragraph-rsid="0024cc81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4cc81"/>
    </style:style>
    <style:style style:name="P8" style:family="paragraph" style:parent-style-name="Standard">
      <style:text-properties officeooo:rsid="0024cc81" officeooo:paragraph-rsid="0024cc81"/>
    </style:style>
    <style:style style:name="P9" style:family="paragraph" style:parent-style-name="Standard">
      <style:text-properties fo:color="#808080" style:font-name="Liberation Serif" fo:font-size="14pt" fo:font-weight="bold" officeooo:rsid="0024cc81" officeooo:paragraph-rsid="0024cc81" style:font-name-asian="Droid Sans Fallback" style:font-size-asian="14pt" style:font-weight-asian="bold" style:font-name-complex="FreeSans" style:font-size-complex="14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f08" style:font-weight-asian="bold" style:font-weight-complex="bold"/>
    </style:style>
    <style:style style:name="T3" style:family="text">
      <style:text-properties fo:font-weight="bold" officeooo:rsid="001f8216" style:font-weight-asian="bold" style:font-weight-complex="bold"/>
    </style:style>
    <style:style style:name="T4" style:family="text">
      <style:text-properties fo:font-weight="bold" officeooo:rsid="0024cc81" style:font-weight-asian="bold" style:font-weight-complex="bold"/>
    </style:style>
    <style:style style:name="T5" style:family="text">
      <style:text-properties officeooo:rsid="001dbf08"/>
    </style:style>
    <style:style style:name="T6" style:family="text">
      <style:text-properties officeooo:rsid="001e72b5"/>
    </style:style>
    <style:style style:name="T7" style:family="text">
      <style:text-properties officeooo:rsid="001f8216"/>
    </style:style>
    <style:style style:name="T8" style:family="text">
      <style:text-properties officeooo:rsid="0024cc8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показываем данные</text:p>
      <text:p text:style-name="Preformatted_20_Text"><text:span text:style-name="Source_20_Text"><text:span text:style-name="T1">SELECT</text:span></text:span><text:span text:style-name="Source_20_Text"> [DISTINCT | ALL] </text:span><text:span text:style-name="Source_20_Text"><text:span text:style-name="T5">колонка</text:span></text:span><text:span text:style-name="Source_20_Text"> </text:span><text:span text:style-name="Source_20_Text"><text:span text:style-name="T5">[функция(колонка)]</text:span></text:span></text:p>
      <text:p text:style-name="Preformatted_20_Text"><text:tab/><text:span text:style-name="T5">DISTINCT — показываем уникальные значения</text:span></text:p>
      <text:p text:style-name="Preformatted_20_Text"><text:tab/><text:span text:style-name="T5">ALL — показываем все значения</text:span></text:p>
      <text:p text:style-name="Preformatted_20_Text"><text:tab/><text:span text:style-name="T2">Функции:</text:span></text:p>
      <text:p text:style-name="Preformatted_20_Text"><text:tab/><text:span text:style-name="T5">COUNT — подсчитать количество строк</text:span></text:p>
      <text:p text:style-name="Preformatted_20_Text"><text:tab/><text:span text:style-name="T5">SUM — подсчитать сумму</text:span></text:p>
      <text:p text:style-name="Preformatted_20_Text"><text:tab/><text:span text:style-name="T5">AVG — подсчитать среднее значение</text:span></text:p>
      <text:p text:style-name="Preformatted_20_Text"><text:tab/><text:span text:style-name="T5">MAX — найти максимальное значение</text:span></text:p>
      <text:p text:style-name="Preformatted_20_Text"><text:tab/><text:span text:style-name="T5">MIN — найти минимальное значение</text:span></text:p>
      <text:p text:style-name="Preformatted_20_Text"/>
      <text:p text:style-name="P4"><text:span text:style-name="Source_20_Text"><text:span text:style-name="T2">Откуда берем данные</text:span></text:span></text:p>
      <text:p text:style-name="Preformatted_20_Text"><text:span text:style-name="Source_20_Text"><text:span text:style-name="T1">FROM</text:span></text:span><text:span text:style-name="Source_20_Text"> список_таблиц </text:span><text:span text:style-name="Source_20_Text"><text:span text:style-name="T5">(существующих, динамических)</text:span></text:span></text:p>
      <text:p text:style-name="Preformatted_20_Text"/>
      <text:p text:style-name="P4"><text:span text:style-name="Source_20_Text"><text:span text:style-name="T2">Какие данные показываем</text:span></text:span></text:p>
      <text:p text:style-name="Preformatted_20_Text"><text:span text:style-name="Source_20_Text">[</text:span><text:span text:style-name="Source_20_Text"><text:span text:style-name="T1">WHERE</text:span></text:span><text:span text:style-name="Source_20_Text"> условия_на_ограничения_строк]</text:span></text:p>
      <text:p text:style-name="P4"><text:tab/><text:span text:style-name="T5">Возможны операции:</text:span></text:p>
      <text:p text:style-name="P4"><text:span text:style-name="T5"><text:tab/>арифметические +,-,*,/</text:span></text:p>
      <text:p text:style-name="P4"><text:tab/><text:span text:style-name="T5">сравнения =,!=,&lt;&gt;,&lt;,&lt;=,&gt;,&gt;=</text:span></text:p>
      <text:p text:style-name="P4"><text:tab/><text:span text:style-name="T5">логические AND, OR, NOT, IS NULL</text:span></text:p>
      <text:p text:style-name="P4"><text:tab/><text:span text:style-name="T5">принадлежности</text:span></text:p>
      <text:p text:style-name="P4"><text:tab/><text:tab/><text:span text:style-name="T5">IN (список значений, перечисления)</text:span></text:p>
      <text:p text:style-name="P4"><text:tab/><text:tab/><text:span text:style-name="T5">BETWEEN min AND max — вхождение в диапазон</text:span></text:p>
      <text:p text:style-name="P4"><text:tab/><text:span text:style-name="T5">Шаблоны</text:span></text:p>
      <text:p text:style-name="P4"><text:tab/><text:tab/>% - <text:span text:style-name="T5">аналог «*»</text:span></text:p>
      <text:p text:style-name="P4"><text:tab/><text:tab/>_ - <text:span text:style-name="T5">аналог «?»</text:span></text:p>
      <text:p text:style-name="P4"><text:tab/><text:tab/></text:p>
      <text:p text:style-name="P5"><text:span text:style-name="Source_20_Text"><text:span text:style-name="T3">Группировать </text:span></text:span><text:span text:style-name="Source_20_Text"><text:span text:style-name="T4">строки</text:span></text:span></text:p>
      <text:p text:style-name="Preformatted_20_Text"><text:span text:style-name="Source_20_Text">[</text:span><text:span text:style-name="Source_20_Text"><text:span text:style-name="T1">GROUP BY</text:span></text:span><text:span text:style-name="Source_20_Text"> условия_группировки]</text:span></text:p>
      <text:p text:style-name="Preformatted_20_Text"/>
      <text:p text:style-name="P6"><text:span text:style-name="Source_20_Text"><text:span text:style-name="T4">Ограничить отображаемые данные</text:span></text:span></text:p>
      <text:p text:style-name="Preformatted_20_Text"><text:span text:style-name="Source_20_Text">[</text:span><text:span text:style-name="Source_20_Text"><text:span text:style-name="T1">HAVING</text:span></text:span><text:span text:style-name="Source_20_Text"> условия_на_ограничения_строк_после_группировки] </text:span><text:span text:style-name="Source_20_Text"><text:span text:style-name="T8">фильтрует данные по результатам агрегатных функций</text:span></text:span></text:p>
      <text:p text:style-name="Preformatted_20_Text"><text:span text:style-name="Source_20_Text"/></text:p>
      <text:p text:style-name="P2">Сортировать данные</text:p>
      <text:p text:style-name="P6"><text:span text:style-name="Source_20_Text">[</text:span><text:span text:style-name="Source_20_Text"><text:span text:style-name="T1">ORDER BY</text:span></text:span><text:span text:style-name="Source_20_Text"> </text:span><text:span text:style-name="Source_20_Text"><text:span text:style-name="T5">колонка</text:span></text:span><text:span text:style-name="Source_20_Text"> [ASC | DESC]</text:span><text:span text:style-name="Source_20_Text"><text:span text:style-name="T5">[, колонка [ASC | DESC]]</text:span></text:span><text:span text:style-name="Source_20_Text">]</text:span></text:p>
      <text:p text:style-name="P6"><text:tab/><text:span text:style-name="T6">ASC — по возрастанию (по умолчанию)</text:span></text:p>
      <text:p text:style-name="P6"><text:tab/><text:span text:style-name="T6">DESC — по убыванию</text:span></text:p>
      <text:p text:style-name="P3">Ограничить количество строк для вывода</text:p>
      <text:p text:style-name="P7"><text:span text:style-name="Source_20_Text">[</text:span><text:span text:style-name="Source_20_Text"><text:span text:style-name="T1">LIMIT</text:span></text:span><text:span text:style-name="Source_20_Text"> ограничение_количества_записей]</text:span></text:p>
      <text:h text:style-name="Heading_20_3" text:outline-level="3">Порядок выполнения инструкций</text:h>
      <text:p text:style-name="Text_20_body">Следующие действия демонстрируют логический порядок обработки инструкции SELECT. Этот порядок определяет, когда объекты, определенные в одном шаге, становятся доступными для предложений в последующих шагах.</text:p>
      <text:p text:style-name="Text_20_body">Например, в предложении WHERE не доступны псевдонимы столбцов, определяемых в предложении SELECT, потому что, согласно списку, оно выполняется до SELECT.</text:p>
      <text:list xml:id="list779165664597459764" text:style-name="L2">
        <text:list-item>
          <text:p text:style-name="P13">FROM</text:p>
        </text:list-item>
        <text:list-item>
          <text:p text:style-name="P13">WHERE</text:p>
        </text:list-item>
        <text:list-item>
          <text:p text:style-name="P13">GROUP BY</text:p>
        </text:list-item>
        <text:list-item>
          <text:p text:style-name="P13">HAVING</text:p>
        </text:list-item>
        <text:list-item>
          <text:p text:style-name="P13">SELECT</text:p>
        </text:list-item>
        <text:list-item>
          <text:p text:style-name="P13">DISTINCT</text:p>
        </text:list-item>
        <text:list-item>
          <text:p text:style-name="P11">ORDER BY</text:p>
        </text:list-item>
      </text:list>
      <text:p text:style-name="P9"><text:soft-page-break/>Многотабличные запросы, оператор JOI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08:06:46.639443681</meta:creation-date>
    <dc:date>2021-08-19T16:38:49.648379922</dc:date>
    <meta:editing-duration>PT1H39M11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46" meta:word-count="192" meta:character-count="1543" meta:non-whitespace-character-count="1367"/>
  </office:meta>
</office:document-meta>
</file>